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26736" officeooo:paragraph-rsid="00126736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29cd7" officeooo:paragraph-rsid="00129cd7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29cd7" officeooo:paragraph-rsid="00167226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5f1cf" officeooo:paragraph-rsid="0015f1cf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0c91c8" officeooo:paragraph-rsid="0015f1cf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67226" officeooo:paragraph-rsid="00167226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officeooo:rsid="00167e8c" officeooo:paragraph-rsid="00167e8c" style:font-size-asian="16pt" style:language-asian="zh" style:country-asian="CN" style:font-size-complex="18.25pt"/>
    </style:style>
    <style:style style:name="P8" style:family="paragraph" style:parent-style-name="Standard">
      <style:text-properties fo:font-size="18.25pt" officeooo:rsid="0019d04d" officeooo:paragraph-rsid="0019d04d" style:font-size-asian="16pt" style:language-asian="zh" style:country-asian="CN" style:font-size-complex="18.25pt"/>
    </style:style>
    <style:style style:name="T1" style:family="text">
      <style:text-properties officeooo:rsid="0014809f"/>
    </style:style>
    <style:style style:name="T2" style:family="text">
      <style:text-properties officeooo:rsid="00157146"/>
    </style:style>
    <style:style style:name="T3" style:family="text">
      <style:text-properties officeooo:rsid="0015f1cf"/>
    </style:style>
    <style:style style:name="T4" style:family="text">
      <style:text-properties officeooo:rsid="00167e8c"/>
    </style:style>
    <style:style style:name="T5" style:family="text">
      <style:text-properties officeooo:rsid="00169164"/>
    </style:style>
    <style:style style:name="T6" style:family="text">
      <style:text-properties officeooo:rsid="00181c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,</text:span>ServletConfig <text:s text:c="31"/>用于获取配置文件中的初始参数</text:p>
      <text:p text:style-name="P1">方法:</text:p>
      <text:p text:style-name="P1">config.getInitParameter("name") <text:s text:c="20"/>获得参数</text:p>
      <text:p text:style-name="P1"/>
      <text:p text:style-name="P3"><text:span text:style-name="T4">2,</text:span>ServletContext <text:s text:c="28"/>用来获取当前项目共享的资源<text:span text:style-name="T2">和设</text:span></text:p>
      <text:p text:style-name="P6">通过ServletConfig获取对象，dopost和doget中直接调用</text:p>
      <text:p text:style-name="P3"><text:span text:style-name="T2">置全局属性</text:span></text:p>
      <text:p text:style-name="P2">&lt;context-param&gt; <text:s text:c="25"/>在配置文件配置全局<text:span text:style-name="T1">容器的参数</text:span></text:p>
      <text:p text:style-name="P4">方法：</text:p>
      <text:p text:style-name="P8">WEB-INF目录下读取</text:p>
      <text:p text:style-name="P5">sc.getResourceAsStream <text:s text:c="28"/><text:span text:style-name="T3">读取配置文件</text:span></text:p>
      <text:p text:style-name="P8">classpath下读取</text:p>
      <text:p text:style-name="P8">使用类加载器读取</text:p>
      <text:p text:style-name="P7">sc.getRealPath<text:span text:style-name="T6">(/后面为具体的文件夹或目录)</text:span> <text:s text:c="8"/>获得<text:span text:style-name="T5">工程下</text:span>WEBRoot下的<text:span text:style-name="T5">目录路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8S</meta:editing-duration>
    <meta:editing-cycles>11</meta:editing-cycles>
    <meta:generator>LibreOffice/5.3.0.3$Windows_X86_64 LibreOffice_project/7074905676c47b82bbcfbea1aeefc84afe1c50e1</meta:generator>
    <dc:date>2018-03-25T16:26:06.405000000</dc:date>
    <meta:document-statistic meta:table-count="0" meta:image-count="0" meta:object-count="0" meta:page-count="1" meta:paragraph-count="13" meta:word-count="129" meta:character-count="425" meta:non-whitespace-character-count="279"/>
    <meta:user-defined meta:name="Info 1"/>
    <meta:user-defined meta:name="Info 2"/>
    <meta:user-defined meta:name="Info 3"/>
    <meta:user-defined meta:name="Info 4"/>
  </office:meta>
</office:document-meta>
</file>